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5af9f" officeooo:paragraph-rsid="0015af9f"/>
    </style:style>
    <style:style style:name="P2" style:family="paragraph" style:parent-style-name="Standard">
      <style:paragraph-properties fo:text-align="start" style:justify-single-word="false"/>
      <style:text-properties officeooo:rsid="0015af9f" officeooo:paragraph-rsid="0015af9f"/>
    </style:style>
    <style:style style:name="T1" style:family="text">
      <style:text-properties officeooo:rsid="001889fe"/>
    </style:style>
    <style:style style:name="T2" style:family="text">
      <style:text-properties officeooo:rsid="001badb4"/>
    </style:style>
    <style:style style:name="T3" style:family="text">
      <style:text-properties officeooo:rsid="001d6cd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ΜΗΝΙΑΙΑ ΑΝΑΦΟΡΑ ΠΡΟΓΡΑΜΜΑΤΟΣ ΗΟΜΟRE</text:p>
      <text:p text:style-name="P1">Γεώργιος Βαρδάκας</text:p>
      <text:p text:style-name="P1"/>
      <text:p text:style-name="P2">Οι εργασίες που έλαβαν μέρος <text:span text:style-name="T2">για τον μήνα Ιούνιο αφορούν τ</text:span>η<text:span text:style-name="T1">ν</text:span> <text:span text:style-name="T3">βελτιστοποίηση του κώδικα με σκοπό την ευκολότερη ανάγνωσή του. Στην συνέχεια δοκιμάστηκαν διάφορες τεχνικές και μοντέλα κατηγοριοποίησης των πολυδιάστατων χρονοσειρών με σκοπό την εύρεση του βέλτιστου μοντέλου κάνοντας χρήση της μεθόδου του group k fold validation για την καλύτερη εκτίμηση των αποτελεσμάτων στους διαφορετικούς χρήστες. Φυσικά ακολούθησε η σύγκριση των αποτελεσμάτων μεταξύ των διαφόρων μοντέλων με επικρατέστερα (αυτά με τα καλύτερα αποτελέσματα) να είναι η μέθοδος του τυχαίου δάσους (random forest) καθώς και η μέθοδος της λογιστικής παλινδρόμησης (logistic regressio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1T14:02:58.788616303</meta:creation-date>
    <dc:date>2021-07-01T20:30:38.867223223</dc:date>
    <meta:editing-duration>PT21M38S</meta:editing-duration>
    <meta:editing-cycles>14</meta:editing-cycles>
    <meta:generator>LibreOffice/6.0.7.3$Linux_X86_64 LibreOffice_project/00m0$Build-3</meta:generator>
    <meta:document-statistic meta:table-count="0" meta:image-count="0" meta:object-count="0" meta:page-count="1" meta:paragraph-count="3" meta:word-count="97" meta:character-count="705" meta:non-whitespace-character-count="611"/>
  </office:meta>
</office:document-meta>
</file>